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NLP Final Review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Det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pic – Online Teacher Rating System</text:p>
              </text:list-item>
              <text:list-item>
                <text:p>Members</text:p>
                <text:list>
                  <text:list-item>
                    <text:p>Shubh Agarwal (17BCE2249)</text:p>
                  </text:list-item>
                  <text:list-item>
                    <text:p>Naman Gupta (17BCE0853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mprovement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case improvements</text:p>
                <text:list>
                  <text:list-item>
                    <text:p>Could be modified to suggest teachers based on liking e.g. attendance, marks</text:p>
                  </text:list-item>
                  <text:list-item>
                    <text:p>Each teacher could be given 3-5 tags to give quick insights</text:p>
                  </text:list-item>
                </text:list>
              </text:list-item>
              <text:list-item>
                <text:p>Technical <text:s/>Improvements</text:p>
                <text:list>
                  <text:list-item>
                    <text:p>N-grams could be used instead of single word count</text:p>
                  </text:list-item>
                  <text:list-item>
                    <text:p>Using lemmatization instead of stemm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1:09:16.077473738</meta:creation-date>
    <meta:editing-duration>PT4M21S</meta:editing-duration>
    <meta:editing-cycles>3</meta:editing-cycles>
    <meta:generator>LibreOffice/6.0.7.3$Linux_X86_64 LibreOffice_project/00m0$Build-3</meta:generator>
    <dc:title>Blue Curve</dc:title>
    <dc:date>2020-06-04T22:00:26.181188931</dc:date>
    <meta:document-statistic meta:object-count="46"/>
  </office:meta>
</office:document-meta>
</file>